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1736" calcext:value-type="float">
            <text:p>109.9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372" calcext:value-type="float">
            <text:p>109.7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556" calcext:value-type="float">
            <text:p>109.2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9904" calcext:value-type="float">
            <text:p>108.9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68" calcext:value-type="float">
            <text:p>108.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4584" calcext:value-type="float">
            <text:p>108.3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6624" calcext:value-type="float">
            <text:p>109.3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9856" calcext:value-type="float">
            <text:p>106.2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